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">
      <style:paragraph-properties fo:text-align="start" style:justify-single-word="false" style:page-number="auto"/>
    </style:style>
    <style:style style:name="T1" style:family="text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IM -&gt; TIMP instructions </text:p>
      <text:p text:style-name="P3"/>
      <text:p text:style-name="P2">Unfortunately there are no help files or user guide for this program, but it is not difficult to use it.<text:line-break/><text:line-break/>Button "Load" will let you open file; and Button "Save" will save in format </text:p>
      <text:p text:style-name="P2">suitable for analysis with TIMP (only selected pixels are saved).<text:line-break/><text:line-break/>By clicking on different pixels you can select or unselect them; selected pixels </text:p>
      <text:p text:style-name="P2">will be in green.<text:line-break/><text:line-break/>Buttons Select and UnSelect could be useful. It uses a threshold to<text:line-break/>select pixels (value in line "Portion") - gives portion from max<text:line-break/>amplitude for pixels that should be selected. You can use this button<text:line-break/>to start and then by clicking on different pixels make final selection.<text:line-break/><text:line-break/>Button "ExportSumPixels" - will show you sum of all selected pixels<text:line-break/>and it will be possible to export this trace as an ASCII file.<text:line-break/><text:line-break/>By default the program shows sum of photons per pixel as an amplitude but<text:line-break/>sometimes it is wise to look at the number of photons in the max of<text:line-break/>the trace, so you can change this by rightclicking on intensity image and<text:line-break/>choosing Max counts instead of number of photons.<text:line-break/><text:line-break/>You dont need to load reference or BG or check something about<text:line-break/>convolutions and etc in this program, you only need to select pixels<text:line-break/>you want to analyze and save them in to suitable format.<text:line-break/><text:line-break/>I hope it will help you to start.<text:line-break/></text:p>
      <text:p text:style-name="Standard">If you have questions, please mail me, Sergey Laptenok at <text:span text:style-name="T1">sergey.laptenok@wur.n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6-14T20:09:27</meta:creation-date>
    <dc:date>2008-06-14T20:20:17</dc:date>
    <meta:editing-cycles>2</meta:editing-cycles>
    <meta:editing-duration>PT9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38" meta:character-count="1354"/>
  </office:meta>
</office:document-meta>
</file>